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enlo" svg:font-family="Menlo, Monaco, 'Courier New', Courier, monospace"/>
    <style:font-face style:name="cascadia code" svg:font-family="'cascadia code', Consolas, 'Courier New', monospace, Consolas, 'Courier New',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style:line-height-at-least="0.4665in" fo:orphans="2" fo:widows="2" fo:text-indent="0in" style:auto-text-indent="false"/>
      <style:text-properties fo:font-variant="normal" fo:text-transform="none" fo:color="#292929" style:font-name="sohne" fo:font-size="20pt" fo:font-style="normal"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Heading_20_1">
      <style:paragraph-properties fo:margin-left="0in" fo:margin-right="0in" style:line-height-at-least="0.3in" fo:orphans="2" fo:widows="2" fo:text-indent="0in" style:auto-text-indent="false"/>
      <style:text-properties fo:font-variant="normal" fo:text-transform="none" fo:color="#292929" style:font-name="sohne" fo:font-size="18pt" fo:letter-spacing="normal" fo:font-style="normal" fo:font-weight="normal"/>
    </style:style>
    <style:style style:name="P3" style:family="paragraph" style:parent-style-name="Heading_20_1">
      <style:paragraph-properties fo:margin-left="0in" fo:margin-right="0in" fo:orphans="2" fo:widows="2" fo:text-indent="0in" style:auto-text-indent="false"/>
      <style:text-properties fo:font-variant="normal" fo:text-transform="none" fo:color="#292929" style:font-name="sohne" fo:font-size="18pt" fo:letter-spacing="normal" fo:font-style="normal" fo:font-weight="normal"/>
    </style:style>
    <style:style style:name="P4" style:family="paragraph" style:parent-style-name="Heading_20_2">
      <style:text-properties fo:font-variant="normal" fo:text-transform="none" fo:color="#292929" style:font-name="sohne" fo:font-size="13.1999998092651pt" fo:letter-spacing="normal" fo:font-style="normal" fo:font-weight="normal"/>
    </style:style>
    <style:style style:name="P5" style:family="paragraph" style:parent-style-name="Preformatted_20_Text">
      <loext:graphic-properties draw:fill="solid" draw:fill-color="#f2f2f2" draw:opacity="100%"/>
      <style:paragraph-properties fo:margin-left="0in" fo:margin-right="0in" fo:margin-top="0.466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9.60000038146973pt" fo:letter-spacing="normal" fo:font-style="normal" fo:font-weight="normal"/>
    </style:style>
    <style:style style:name="P6" style:family="paragraph" style:parent-style-name="Standard">
      <style:paragraph-properties style:line-height-at-least="0.1583in"/>
      <style:text-properties fo:color="#a6accd" style:font-name="cascadia code" fo:font-size="8.39999961853027pt" fo:font-weight="normal" fo:background-color="#0f111a"/>
    </style:style>
    <style:style style:name="P7" style:family="paragraph" style:parent-style-name="Standard">
      <style:paragraph-properties style:line-height-at-least="0.1583in"/>
      <style:text-properties fo:color="#a6accd" fo:background-color="#0f111a"/>
    </style:style>
    <style:style style:name="P8" style:family="paragraph" style:parent-style-name="Standard">
      <style:paragraph-properties style:line-height-at-least="0.1583in"/>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paragraph-properties fo:margin-left="0in" fo:margin-right="0in" fo:orphans="2" fo:widows="2" fo:text-indent="0in" style:auto-text-indent="false"/>
      <style:text-properties fo:color="#a6accd" style:font-name="cascadia code" fo:font-size="8.39999961853027pt" fo:font-weight="normal" fo:background-color="#0f111a"/>
    </style:style>
    <style:style style:name="P11" style:family="paragraph" style:parent-style-name="Standard">
      <style:paragraph-properties fo:margin-top="0in" fo:margin-bottom="0.1965in" loext:contextual-spacing="false" style:line-height-at-least="0.1583in"/>
    </style:style>
    <style:style style:name="P12" style:family="paragraph" style:parent-style-name="Text_20_body">
      <style:paragraph-properties fo:margin-left="0in" fo:margin-right="0in" style:line-height-at-least="0.2665in" fo:orphans="2" fo:widows="2" fo:text-indent="0in" style:auto-text-indent="false"/>
    </style:style>
    <style:style style:name="P13" style:family="paragraph" style:parent-style-name="Text_20_body">
      <style:paragraph-properties fo:margin-left="0in" fo:margin-right="0in" style:line-height-at-least="0.2665in" fo:orphans="2" fo:widows="2" fo:text-indent="0in" style:auto-text-indent="false"/>
      <style:text-properties fo:font-variant="normal" fo:text-transform="none" fo:color="#292929" style:font-name="charter" fo:font-size="12.6000003814697pt" fo:font-style="normal" fo:font-weight="normal"/>
    </style:style>
    <style:style style:name="P14" style:family="paragraph" style:parent-style-name="Text_20_body" style:list-style-name="L1">
      <style:paragraph-properties fo:margin-left="0.25in" fo:margin-right="0in" fo:margin-top="0in" fo:margin-bottom="0in" loext:contextual-spacing="false" style:line-height-at-least="0.2665in" fo:orphans="2" fo:widows="2" fo:text-indent="0in" style:auto-text-indent="false" fo:padding="0in" fo:border="none"/>
      <style:text-properties fo:font-variant="normal" fo:text-transform="none" fo:color="#292929" style:font-name="charter" fo:font-size="12.6000003814697pt" fo:letter-spacing="normal" fo:font-style="normal" fo:font-weight="normal"/>
    </style:style>
    <style:style style:name="T1" style:family="text">
      <style:text-properties fo:font-variant="normal" fo:text-transform="none" fo:color="#292929" style:font-name="charter" fo:font-size="12.6000003814697pt" fo:font-style="normal" fo:font-weight="normal"/>
    </style:style>
    <style:style style:name="T2" style:family="text">
      <style:text-properties fo:font-variant="normal" fo:text-transform="none" fo:color="#292929" style:font-name="charter" fo:font-size="12.6000003814697pt" fo:font-style="normal" fo:font-weight="bold"/>
    </style:style>
    <style:style style:name="T3" style:family="text">
      <style:text-properties fo:font-variant="normal" fo:text-transform="none" fo:color="#292929" style:font-name="charter" fo:font-size="12.6000003814697pt" fo:letter-spacing="normal" fo:font-style="normal" fo:font-weight="normal"/>
    </style:style>
    <style:style style:name="T4" style:family="text">
      <style:text-properties fo:font-variant="normal" fo:text-transform="none" fo:color="#757575" style:font-name="sohne" fo:font-size="8.39999961853027pt" fo:letter-spacing="normal" fo:font-style="normal" fo:font-weight="normal"/>
    </style:style>
    <style:style style:name="T5" style:family="text">
      <style:text-properties fo:color="#464b5d" fo:font-style="italic"/>
    </style:style>
    <style:style style:name="T6" style:family="text">
      <style:text-properties fo:color="#229977"/>
    </style:style>
    <style:style style:name="T7" style:family="text">
      <style:text-properties fo:color="#229977" fo:font-style="italic"/>
    </style:style>
    <style:style style:name="T8" style:family="text">
      <style:text-properties fo:color="#89ddff"/>
    </style:style>
    <style:style style:name="T9" style:family="text">
      <style:text-properties fo:color="#89ddff" fo:font-style="italic"/>
    </style:style>
    <style:style style:name="T10" style:family="text">
      <style:text-properties fo:color="#89ddff" style:font-name="cascadia code" fo:font-size="8.39999961853027pt" fo:font-style="italic" fo:font-weight="normal"/>
    </style:style>
    <style:style style:name="T11" style:family="text">
      <style:text-properties fo:color="#89ddff" style:font-name="cascadia code" fo:font-size="8.39999961853027pt" fo:font-weight="normal"/>
    </style:style>
    <style:style style:name="T12" style:family="text">
      <style:text-properties fo:color="#ffcb6b"/>
    </style:style>
    <style:style style:name="T13" style:family="text">
      <style:text-properties fo:color="#c3e88d"/>
    </style:style>
    <style:style style:name="T14" style:family="text">
      <style:text-properties fo:color="#c3e88d" style:font-name="cascadia code" fo:font-size="8.39999961853027pt" fo:font-weight="normal"/>
    </style:style>
    <style:style style:name="T15" style:family="text">
      <style:text-properties fo:color="#82aaff"/>
    </style:style>
    <style:style style:name="T16" style:family="text">
      <style:text-properties fo:color="#82aaff" style:font-name="cascadia code" fo:font-size="8.39999961853027pt" fo:font-weight="normal"/>
    </style:style>
    <style:style style:name="T17" style:family="text">
      <style:text-properties fo:color="#f78c6c"/>
    </style:style>
    <style:style style:name="T18" style:family="text">
      <style:text-properties fo:color="#c792ea"/>
    </style:style>
    <style:style style:name="T19" style:family="text">
      <style:text-properties style:font-name="cascadia code" fo:font-size="8.39999961853027pt"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b8d2"/>Simplest Guide on Getting Started with Flask</text:h>
      <text:h text:style-name="P4" text:outline-level="2"><text:bookmark text:name="1c00"/>What it is?</text:h>
      <text:p text:style-name="P12"><text:bookmark text:name="ff29"/><text:span text:style-name="T1">Flask is a micro web framework. This means that it is very lightwe</text:span><text:bookmark text:name="rmm"/><text:span text:style-name="T1">ight. But don’t be fooled. It is pretty powerful on its own and is utilized in many enterprise applications. </text:span><text:span text:style-name="Strong_20_Emphasis"><text:span text:style-name="T2">Flask </text:span></text:span><text:span text:style-name="T1">provides you with tools, libraries, and technologies that allow you to build a web application. This web application can be some web pages, a blog, a wiki, or go as big as a web-based calendar application or a commercial </text:span><text:span text:style-name="Strong_20_Emphasis"><text:span text:style-name="T2">website</text:span></text:span><text:span text:style-name="T1">.</text:span></text:p>
      <text:p text:style-name="Standard"/>
      <text:h text:style-name="P4" text:outline-level="2"><text:bookmark text:name="1460"/>Why should you use it?</text:h>
      <text:p text:style-name="P13"><text:bookmark text:name="5bab"/>In simple words, here are the benefits of using Flask:</text:p>
      <text:list xml:id="list1026760200" text:style-name="L1">
        <text:list-item>
          <text:p text:style-name="P14"><text:bookmark text:name="83d4"/>Quickly develop websites.</text:p>
        </text:list-item>
        <text:list-item>
          <text:p text:style-name="P14"><text:bookmark text:name="72ce"/>It’s lightweight, so you won’t need much resources (memory, processing power, etc.) to run it.</text:p>
        </text:list-item>
        <text:list-item>
          <text:p text:style-name="P14"><text:bookmark text:name="1aea"/>It’s easier to learn than other python web frameworks (Django, for instance).</text:p>
        </text:list-item>
      </text:list>
      <text:p text:style-name="Standard"/>
      <text:h text:style-name="P2" text:outline-level="1"><text:bookmark text:name="4822"/>Step 1:</text:h>
      <text:p text:style-name="P13"><text:bookmark text:name="0abf"/>Create a separate folder for your flask application and create a virtual environment. To create a virtual environment, we will make use of virtualenv.</text:p>
      <text:p text:style-name="P12"><text:bookmark text:name="60c4"/><text:span text:style-name="T1">Open command prompt from your folder by clicking on the address bar and typing </text:span><text:span text:style-name="Strong_20_Emphasis"><text:span text:style-name="T2">cmd</text:span></text:span><text:span text:style-name="T1"> there. Press Enter. A command prompt window will appear.</text:span></text:p>
      <text:p text:style-name="P13"><text:bookmark text:name="ec06"/>Install virtualenv:</text:p>
      <text:p text:style-name="P5"><text:bookmark text:name="0424"/>pip install virtualenv</text:p>
      <text:p text:style-name="Standard"/>
      <text:p text:style-name="P13"><text:bookmark text:name="5d4d"/>Create a virtual environment:</text:p>
      <text:p text:style-name="P5"><text:bookmark text:name="7777"/>virtualenv env</text:p>
      <text:p text:style-name="P9"><text:span text:style-name="T3">A new folder by the name “</text:span><text:span text:style-name="Strong_20_Emphasis"><text:span text:style-name="T3">env” </text:span></text:span><text:span text:style-name="T3">will get created in your flask app folder</text:span><text:span text:style-name="Strong_20_Emphasis"><text:span text:style-name="T3">.</text:span></text:span> </text:p>
      <text:p text:style-name="P9"/>
      <text:h text:style-name="P3" text:outline-level="1"><text:bookmark text:name="9b3c"/><text:soft-page-break/>Step 2:</text:h>
      <text:p text:style-name="P13"><text:bookmark text:name="b2fc"/>Activate this virtual environment by running the following command:</text:p>
      <text:p text:style-name="P5"><text:bookmark text:name="468b"/>env\Scripts\activate.bat</text:p>
      <text:p text:style-name="P9"/>
      <text:p text:style-name="P9"><text:span text:style-name="T4">You must be able to see (env) in front of the folder path in command prompt. This means that you’re in the virtual environment now.</text:span> </text:p>
      <text:p text:style-name="P9"/>
      <text:h text:style-name="P3" text:outline-level="1"><text:bookmark text:name="6d18"/>Step 3:</text:h>
      <text:p text:style-name="P13"><text:bookmark text:name="9722"/>Install flask in your virtual environment.</text:p>
      <text:p text:style-name="P5"><text:bookmark text:name="8433"/>pip install flask</text:p>
      <text:p text:style-name="P9"/>
      <text:p text:style-name="P10"><text:span text:style-name="T5">#</text:span><text:span text:style-name="T6"> </text:span><text:span text:style-name="T7">Firstly, we write from flask import Flask. This will make available the code you need to build web apps with flask. flask is the framework here, while Flask is a Python class datatype.</text:span></text:p>
      <text:p text:style-name="P6"><text:span text:style-name="T9">from</text:span> <text:span text:style-name="T12">flask</text:span> <text:span text:style-name="T9">import</text:span> <text:span text:style-name="T12">Flask</text:span></text:p>
      <text:p text:style-name="P6"><text:span text:style-name="T5">#</text:span><text:span text:style-name="T6"> </text:span><text:span text:style-name="T7">So, once we import Flask, we need to create an instance of the Flask class for our web app. That’s what app=Flask(__name__) does. __name__ is a special variable that gets the string “__main__” as its value when you’re executing the script.</text:span></text:p>
      <text:p text:style-name="P6"><text:span text:style-name="T9">import</text:span> <text:span text:style-name="T12">os</text:span></text:p>
      <text:p text:style-name="P6">app <text:span text:style-name="T8">=</text:span> <text:span text:style-name="T12">Flask</text:span><text:span text:style-name="T8">(</text:span>__name__<text:span text:style-name="T8">)</text:span></text:p>
      <text:p text:style-name="P8"/>
      <text:p text:style-name="P6">app<text:span text:style-name="T8">.</text:span>config<text:span text:style-name="T8">['</text:span><text:span text:style-name="T13">secret_key</text:span><text:span text:style-name="T8">']</text:span> <text:span text:style-name="T8">=</text:span> <text:span text:style-name="T12">os</text:span><text:span text:style-name="T8">.</text:span><text:span text:style-name="T15">urandom</text:span><text:span text:style-name="T8">(</text:span><text:span text:style-name="T17">12</text:span><text:span text:style-name="T8">)</text:span></text:p>
      <text:p text:style-name="P11"/>
      <text:p text:style-name="P6"><text:span text:style-name="T8">@</text:span>app<text:span text:style-name="T8">.</text:span><text:span text:style-name="T15">route</text:span><text:span text:style-name="T8">("</text:span><text:span text:style-name="T13">/</text:span><text:span text:style-name="T8">")</text:span></text:p>
      <text:p text:style-name="P6"><text:span text:style-name="T5">#</text:span><text:span text:style-name="T6"> </text:span><text:span text:style-name="T7">Later on, (line 5–7) we are defining a function that returns the string “Hello world!”. That function is mapped to the home ‘/’ URL. That means when the user navigates to localhost:5000, the home function will run and it will return its output on the webpage.</text:span></text:p>
      <text:p text:style-name="P6"><text:span text:style-name="T5">#</text:span><text:span text:style-name="T6"> </text:span><text:span text:style-name="T7">Python assigns the name “__main__” to the script when the script is executed. If the script is imported from another script, the script keeps its given name (e.g. firstFlaskApp.py). In our case, we are executing the script. Therefore, __name__ will be equal to “__main__”. That means the if conditional statement is satisfied and the app.run() method will be executed. This technique allows the programmer to have control over the script’s behavior.</text:span></text:p>
      <text:p text:style-name="P6"><text:span text:style-name="T18">def</text:span> <text:span text:style-name="T15">hello</text:span><text:span text:style-name="T8">():</text:span></text:p>
      <text:p text:style-name="P7">    <text:span text:style-name="T10">return</text:span><text:span text:style-name="T19"> </text:span><text:span text:style-name="T11">"</text:span><text:span text:style-name="T14">Hello world!</text:span><text:span text:style-name="T11">"</text:span></text:p>
      <text:p text:style-name="P11"/>
      <text:p text:style-name="P6"><text:span text:style-name="T9">if</text:span> __name__ <text:span text:style-name="T8">==</text:span> <text:span text:style-name="T8">'</text:span><text:span text:style-name="T13">__main__</text:span><text:span text:style-name="T8">':</text:span></text:p>
      <text:p text:style-name="P7">    <text:span text:style-name="T19">app</text:span><text:span text:style-name="T11">.</text:span><text:span text:style-name="T16">run</text:span><text:span text:style-name="T11">(</text:span><text:span text:style-name="T19">debug</text:span><text:span text:style-name="T11">=True)</text:span></text:p>
      <text:p text:style-name="P6"/>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enlo" svg:font-family="Menlo, Monaco, 'Courier New', Courier, monospace"/>
    <style:font-face style:name="cascadia code" svg:font-family="'cascadia code', Consolas, 'Courier New', monospace, Consolas, 'Courier New', monospace"/>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5T16:20:50.979000000</meta:creation-date>
    <dc:date>2021-11-05T16:46:14.331000000</dc:date>
    <meta:editing-duration>PT5M</meta:editing-duration>
    <meta:editing-cycles>1</meta:editing-cycles>
    <meta:document-statistic meta:table-count="0" meta:image-count="0" meta:object-count="0" meta:page-count="2" meta:paragraph-count="36" meta:word-count="473" meta:character-count="2827" meta:non-whitespace-character-count="2384"/>
    <meta:generator>LibreOffice/6.3.4.2$Windows_X86_64 LibreOffice_project/60da17e045e08f1793c57c00ba83cdfce946d0aa</meta:generator>
  </office:meta>
</office:document-meta>
</file>